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ker Felt" svg:font-family="'Marker Felt'" style:font-adornments="Thi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rsid="0015268f" officeooo:paragraph-rsid="0015268f"/>
    </style:style>
    <style:style style:name="P3" style:family="paragraph" style:parent-style-name="Standard">
      <style:text-properties officeooo:rsid="0016f9d6" officeooo:paragraph-rsid="0016f9d6"/>
    </style:style>
    <style:style style:name="P4" style:family="paragraph" style:parent-style-name="Standard">
      <style:paragraph-properties fo:break-before="page"/>
      <style:text-properties officeooo:paragraph-rsid="0016f9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NS Server</text:p>
      <text:p text:style-name="P4">LAN Server</text:p>
      <text:p text:style-name="P1">LAN Server</text:p>
      <text:p text:style-name="P1">GATEWAY</text:p>
      <text:p text:style-name="P2">IXP</text:p>
      <text:p text:style-name="P2">WEB</text:p>
      <text:p text:style-name="P2">PING OF DEATH</text:p>
      <text:p text:style-name="P2">PING OF DEATH</text:p>
      <text:p text:style-name="P2">PING OF DEATH</text:p>
      <text:p text:style-name="P2">PING OF DEATH</text:p>
      <text:p text:style-name="P2">PING OF DEATH</text:p>
      <text:p text:style-name="P2">PING OF DEATH</text:p>
      <text:p text:style-name="P2">PING OF DEATH</text:p>
      <text:p text:style-name="P2">PING OF DEA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ker Felt" svg:font-family="'Marker Felt'" style:font-adornments="Thi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center" style:justify-single-word="false" fo:keep-together="always" style:page-number="auto" fo:background-color="transparent"/>
      <style:text-properties style:font-name="Marker Felt" fo:font-family="'Marker Felt'" style:font-style-name="Thin" style:font-pitch="variable" fo:font-size="18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8T01:44:02.636434000</meta:creation-date>
    <dc:date>2019-08-22T17:42:43.102813064</dc:date>
    <meta:editing-duration>PT28S</meta:editing-duration>
    <meta:editing-cycles>2</meta:editing-cycles>
    <meta:generator>LibreOffice/6.1.3.2$MacOSX_X86_64 LibreOffice_project/86daf60bf00efa86ad547e59e09d6bb77c699acb</meta:generator>
    <meta:document-statistic meta:table-count="0" meta:image-count="0" meta:object-count="0" meta:page-count="14" meta:paragraph-count="14" meta:word-count="33" meta:character-count="147" meta:non-whitespace-character-count="128"/>
  </office:meta>
</office:document-meta>
</file>